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ubik" svg:font-family="Rubik, arial, sans-serif"/>
    <style:font-face style:name="inherit" svg:font-family="inherit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venirNext LT Pro Cn" fo:font-size="14pt" fo:font-style="normal" fo:font-weight="normal" officeooo:rsid="00040c0c" officeooo:paragraph-rsid="00088423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AvenirNext LT Pro Cn" fo:font-size="14pt" fo:font-style="normal" fo:font-weight="normal" officeooo:rsid="00040e61" officeooo:paragraph-rsid="0008842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Roboto" fo:font-size="14pt" fo:font-style="normal" fo:font-weight="normal" officeooo:rsid="00040c0c" officeooo:paragraph-rsid="0008842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Roboto" fo:font-size="14pt" fo:font-style="normal" fo:font-weight="normal" officeooo:rsid="00040e61" officeooo:paragraph-rsid="00088423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Roboto" fo:font-size="14pt" fo:font-style="normal" fo:font-weight="normal" officeooo:rsid="0003c2ad" officeooo:paragraph-rsid="0003c2a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Roboto" fo:font-size="14pt" fo:font-style="normal" fo:font-weight="normal" officeooo:rsid="0003c2ad" officeooo:paragraph-rsid="000699c9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Roboto" fo:font-size="14pt" fo:font-style="normal" fo:font-weight="normal" officeooo:rsid="0003c2ad" officeooo:paragraph-rsid="0009b1e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Roboto" fo:font-size="14pt" fo:font-style="normal" fo:font-weight="normal" officeooo:rsid="000699c9" officeooo:paragraph-rsid="000699c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Roboto" fo:font-size="14pt" fo:font-style="normal" fo:font-weight="normal" officeooo:rsid="000699c9" officeooo:paragraph-rsid="0003c2a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Roboto" fo:font-size="14pt" fo:font-style="normal" fo:font-weight="normal" officeooo:rsid="000699c9" officeooo:paragraph-rsid="0009b1e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Roboto" fo:font-size="14pt" fo:font-style="normal" fo:font-weight="normal" officeooo:rsid="00088423" officeooo:paragraph-rsid="0008842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Roboto" fo:font-size="14pt" fo:font-style="normal" fo:font-weight="normal" officeooo:rsid="0009b1e7" officeooo:paragraph-rsid="0009b1e7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color="#666666" style:font-name="Roboto" fo:font-size="14pt" fo:font-style="normal" fo:font-weight="bold" officeooo:rsid="00040e61" officeooo:paragraph-rsid="00088423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666666" style:font-name="AvenirNext LT Pro Cn" fo:font-size="14pt" fo:font-style="normal" fo:font-weight="bold" officeooo:rsid="00040c0c" officeooo:paragraph-rsid="00088423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666666" style:font-name="AvenirNext LT Pro Cn" fo:font-size="14pt" fo:font-style="normal" fo:font-weight="bold" officeooo:rsid="00040e61" officeooo:paragraph-rsid="0008842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color="#666666" style:font-name="Roboto" fo:font-size="12pt" fo:font-style="normal" fo:font-weight="normal" officeooo:rsid="00040c0c" officeooo:paragraph-rsid="0008842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color="#666666" style:font-name="Roboto" fo:font-size="12pt" fo:font-style="normal" fo:font-weight="normal" officeooo:rsid="00040e61" officeooo:paragraph-rsid="0008842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color="#666666" style:font-name="Roboto" fo:font-size="11pt" fo:font-style="normal" fo:font-weight="normal" officeooo:rsid="00040c0c" officeooo:paragraph-rsid="00088423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color="#666666" style:font-name="AvenirNext LT Pro Cn" fo:font-size="12pt" fo:font-style="normal" fo:font-weight="normal" officeooo:rsid="00040e61" officeooo:paragraph-rsid="0008842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666666" style:font-name="AvenirNext LT Pro Cn" fo:font-size="11pt" fo:font-style="normal" fo:font-weight="normal" officeooo:rsid="00040c0c" officeooo:paragraph-rsid="00088423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666666" style:font-name="AvenirNext LT Pro Cn" fo:font-size="11pt" fo:font-style="normal" fo:font-weight="normal" officeooo:rsid="00040e61" officeooo:paragraph-rsid="0008842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Roboto" fo:font-size="14pt" fo:font-style="normal" fo:font-weight="normal" officeooo:rsid="00040c0c" officeooo:paragraph-rsid="00088423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venirNext LT Pro Cn" fo:font-size="11pt" fo:font-style="normal" fo:font-weight="normal" officeooo:rsid="00040c0c" officeooo:paragraph-rsid="0008842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fo:font-variant="normal" fo:text-transform="none" fo:color="#666666" style:font-name="AvenirNext LT Pro Cn" fo:font-size="14pt" fo:font-style="normal" fo:font-weight="bold" officeooo:rsid="000408f2" officeooo:paragraph-rsid="000408f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666666" style:font-name="AvenirNext LT Pro Cn" fo:font-size="11pt" fo:font-style="normal" fo:font-weight="normal" officeooo:rsid="0003c2ad" officeooo:paragraph-rsid="0003c2ad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margin-left="1.251cm" fo:margin-right="0cm" fo:margin-top="0cm" fo:margin-bottom="0cm" loext:contextual-spacing="false" style:line-height-at-least="0.423cm" fo:text-indent="0cm" style:auto-text-indent="false" fo:padding="0cm" fo:border="none"/>
    </style:style>
    <style:style style:name="P27" style:family="paragraph" style:parent-style-name="Text_20_body">
      <style:paragraph-properties fo:margin-left="1.251cm" fo:margin-right="0cm" fo:margin-top="0.212cm" fo:margin-bottom="0.212cm" loext:contextual-spacing="false" style:line-height-at-least="0.423cm" fo:text-indent="0cm" style:auto-text-indent="false" fo:padding="0cm" fo:border="none"/>
      <style:text-properties fo:font-variant="normal" fo:text-transform="none" fo:color="#666666" style:font-name="AvenirNext LT Pro C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00408f2"/>
    </style:style>
    <style:style style:name="T2" style:family="text">
      <style:text-properties fo:font-variant="normal" fo:text-transform="none" fo:color="#666666"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666666"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4" style:family="text">
      <style:text-properties fo:font-variant="normal" fo:text-transform="none"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6" style:family="text">
      <style:text-properties fo:font-variant="normal" fo:text-transform="none" fo:color="#666666" style:font-name="AvenirNext LT Pro C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666666" style:font-name="AvenirNext LT Pro Cn" fo:font-size="12pt" fo:font-style="normal" fo:font-weight="normal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8" style:family="text">
      <style:text-properties fo:font-variant="normal" fo:text-transform="none" fo:color="#666666" style:font-name="AvenirNext LT Pro Cn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666666" style:font-name="AvenirNext LT Pro Cn" fo:font-style="normal" fo:font-weight="normal" style:font-style-asian="normal" style:font-weight-asian="normal" style:font-style-complex="normal" style:font-weight-complex="normal" fo:padding="0cm" fo:border="none"/>
    </style:style>
    <style:style style:name="T10" style:family="text">
      <style:text-properties fo:font-variant="normal" fo:text-transform="none" fo:color="#666666" style:font-name="AvenirNext LT Pro C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666666" style:font-name="AvenirNext LT Pro Cn" fo:font-size="11pt" fo:font-style="normal" fo:font-weight="normal" style:font-size-asian="11pt" style:font-style-asian="normal" style:font-weight-asian="normal" style:font-size-complex="11pt" style:font-style-complex="normal" style:font-weight-complex="normal" fo:padding="0cm" fo:border="none"/>
    </style:style>
    <style:style style:name="T12" style:family="text">
      <style:text-properties officeooo:rsid="0004e7cb"/>
    </style:style>
    <style:style style:name="T13" style:family="text">
      <style:text-properties officeooo:rsid="000612cf"/>
    </style:style>
    <style:style style:name="T14" style:family="text">
      <style:text-properties officeooo:rsid="000699c9"/>
    </style:style>
    <style:style style:name="T15" style:family="text">
      <style:text-properties style:font-name="AvenirNext LT Pro Cn"/>
    </style:style>
    <style:style style:name="T16" style:family="text">
      <style:text-properties style:font-name="AvenirNext LT Pro Cn" officeooo:rsid="000408f2"/>
    </style:style>
    <style:style style:name="T17" style:family="text">
      <style:text-properties fo:color="#666666" fo:font-weight="bold" style:font-weight-asian="bold" style:font-weight-complex="bold"/>
    </style:style>
    <style:style style:name="T18" style:family="text">
      <style:text-properties fo:color="#666666" fo:font-weight="bold" officeooo:rsid="00088423" style:font-weight-asian="bold" style:font-weight-complex="bold"/>
    </style:style>
    <style:style style:name="T19" style:family="text">
      <style:text-properties fo:color="#666666" fo:font-size="12pt" officeooo:rsid="0004e7cb" style:font-size-asian="12pt" style:font-size-complex="12pt"/>
    </style:style>
    <style:style style:name="T20" style:family="text">
      <style:text-properties fo:color="#666666" fo:font-size="12pt" fo:font-style="italic" officeooo:rsid="0004e7cb" style:font-size-asian="12pt" style:font-style-asian="italic" style:font-size-complex="12pt" style:font-style-complex="italic"/>
    </style:style>
    <style:style style:name="T21" style:family="text">
      <style:text-properties fo:color="#666666" style:font-name="AvenirNext LT Pro Cn" fo:font-weight="bold" style:font-weight-asian="bold" style:font-weight-complex="bold"/>
    </style:style>
    <style:style style:name="T22" style:family="text">
      <style:text-properties fo:color="#666666" officeooo:rsid="0004e7cb"/>
    </style:style>
    <style:style style:name="T23" style:family="text">
      <style:text-properties fo:color="#666666" fo:font-style="italic" officeooo:rsid="0004e7cb" style:font-style-asian="italic" style:font-style-complex="italic"/>
    </style:style>
    <style:style style:name="T24" style:family="text">
      <style:text-properties officeooo:rsid="00088423"/>
    </style:style>
    <style:style style:name="T25" style:family="text">
      <style:text-properties officeooo:rsid="0009b1e7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088423" style:font-size-asian="11pt" style:font-size-complex="11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'importance de l'insuline</text:p>
      <text:p text:style-name="P25">La meilleure manière de transformer son corps est de changer la capacité de l’organisme à utiliser l’hormone de l’insuline.</text:p>
      <text:p text:style-name="P26"><text:span text:style-name="T10">Les glucides sont un macronutriment à double tranchant. </text:span><text:span text:style-name="Strong_20_Emphasis"><text:span text:style-name="T11">L’insuline est l’hormone la plus anabolique et la plus anti-catabolique du corps. Elle améliore l’assimilation des acides aminés dans le muscle, qui du coup initialise la synthèse protidique. Elle empêche aussi les acides aminés d’être oxydés comme réserve d’énergie.</text:span></text:span></text:p>
      <text:p text:style-name="P27">D’un autre côté, c’est l’hormone qui stocke le plus de graisses, ramenant les lipides et le glucose dans cellules graisseuses…</text:p>
      <text:p text:style-name="P27">Suivant si vous avez une bonne sensibilité à l’insuline ou pas, cela déterminera votre capacité à bénéficier de ses effets positifs pour la construction musculaire et la perte de graisse.</text:p>
      <text:p text:style-name="P3"><draw:line text:anchor-type="paragraph" draw:z-index="0" draw:style-name="gr1" draw:text-style-name="P28" svg:x1="0.092cm" svg:y1="0.439cm" svg:x2="17.387cm" svg:y2="0.439cm"><text:p/></draw:line></text:p>
      <text:p text:style-name="P3"><text:span text:style-name="T21">Omega3</text:span> </text:p>
      <text:p text:style-name="P20"><text:span text:style-name="T12">Acide gras polyinsaturés (huile de poisson), apparemment très bon pour le corp, prévention d'accidents cardiovasculaires, système immunitaire plus efficace, anti-inflammatoires, influence la mémoire et l'humeur, anti-catabolique, diminution des courbature, amélioration de la récuperation, favorise l'utilisation des réserves de graisses de l'organisme pour fournir de l'énergie, favorise le développement musculaire, en bref c'est de l'huile de super-saiyan</text:span></text:p>
      <text:p text:style-name="P16"><draw:line text:anchor-type="paragraph" draw:z-index="1" draw:style-name="gr1" draw:text-style-name="P28" svg:x1="0.092cm" svg:y1="0.439cm" svg:x2="17.387cm" svg:y2="0.439cm"><text:p/></draw:line></text:p>
      <text:p text:style-name="P1"><text:span text:style-name="T17">AlphaMen</text:span> </text:p>
      <text:p text:style-name="P23"><text:span text:style-name="T22">Vitamine et minéraux</text:span><text:span text:style-name="T12"> </text:span><text:span text:style-name="T23">(C'est la base comme l'omega 3 mais mais préférer prendre celui d'herbalife)</text:span></text:p>
      <text:p text:style-name="P22"><draw:line text:anchor-type="paragraph" draw:z-index="2" draw:style-name="gr1" draw:text-style-name="P28" svg:x1="0.092cm" svg:y1="0.439cm" svg:x2="17.387cm" svg:y2="0.439cm"><text:p/></draw:line><text:span text:style-name="T20"/></text:p>
      <text:p text:style-name="P3"><text:span text:style-name="T21">Tea Extract</text:span> <text:s/></text:p>
      <text:p text:style-name="P20"><text:span text:style-name="T12">On ne rappelle plus les bien fait du thé vert hein ! (celui d'herbalife est mieux)</text:span></text:p>
      <text:p text:style-name="P16"><draw:line text:anchor-type="paragraph" draw:z-index="3" draw:style-name="gr1" draw:text-style-name="P28" svg:x1="0.092cm" svg:y1="0.439cm" svg:x2="17.387cm" svg:y2="0.439cm"><text:p/></draw:line></text:p>
      <text:p text:style-name="P1"><text:span text:style-name="T17">Thermopure</text:span> </text:p>
      <text:p text:style-name="P18"><text:span text:style-name="T16">Apport d'énergie, vitamine B, soutient du métabolisme, </text:span><text:span text:style-name="T15">permet de transpirer a fond pendant les séance donc effet brule graisse, à prendre en pré-workout 30min avant la séance</text:span> </text:p>
      <text:p text:style-name="P16"><draw:line text:anchor-type="paragraph" draw:z-index="4" draw:style-name="gr1" draw:text-style-name="P28" svg:x1="0.092cm" svg:y1="0.439cm" svg:x2="17.387cm" svg:y2="0.439cm"><text:p/></draw:line></text:p>
      <text:p text:style-name="P3"><text:span text:style-name="T21">Acetyl Carnitine</text:span> <text:s/></text:p>
      <text:p text:style-name="P20"><text:span text:style-name="T1">Transport des acides gras dans les céllules pour les utiliser en tant qu'énergie, améliore la sensibilité à l'insuline, améliore les fonctions cognitive, améliore la fertilité, en bref c'est de la bombe mais apparemment si t'en prend trop tu te met a sentir le poisson (seul effet secondaire qui m'a choqué, ouai si tu charge va pas choper en boite gros)</text:span></text:p>
      <text:p text:style-name="P16"><draw:line text:anchor-type="paragraph" draw:z-index="5" draw:style-name="gr1" draw:text-style-name="P28" svg:x1="0.092cm" svg:y1="0.439cm" svg:x2="17.387cm" svg:y2="0.439cm"><text:p/></draw:line></text:p>
      <text:p text:style-name="P14">L-Carnitine </text:p>
      <text:p text:style-name="P20"><text:span text:style-name="T24">Sois disant plus efficace que l'acetyl pour la perte de poids mais plus chiant car a prendre obligatoirement avec des glucides (et ya plus l'effet bénéfique pour le cerveau)</text:span></text:p>
      <text:p text:style-name="P13"><draw:line text:anchor-type="paragraph" draw:z-index="6" draw:style-name="gr1" draw:text-style-name="P28" svg:x1="0.092cm" svg:y1="0.439cm" svg:x2="17.387cm" svg:y2="0.439cm"><text:p/></draw:line></text:p>
      <text:p text:style-name="P15">Cla</text:p>
      <text:p text:style-name="P21">Sois disant aide à la perte de poids mais surtout efficace sur les animaux.. <text:span text:style-name="T24">plutot inutile selon internet (cure de 1-2mois max)</text:span></text:p>
      <text:p text:style-name="P17"><draw:line text:anchor-type="paragraph" draw:z-index="7" draw:style-name="gr1" draw:text-style-name="P28" svg:x1="0.092cm" svg:y1="0.439cm" svg:x2="17.387cm" svg:y2="0.439cm"><text:p/></draw:line></text:p>
      <text:p text:style-name="P2"><text:span text:style-name="T17">Caseine </text:span><text:span text:style-name="T18">micéllaire</text:span> <text:s/></text:p>
      <text:p text:style-name="P19"><text:span text:style-name="T27">Isolat de caséine, </text:span><text:span text:style-name="T26">Proteine absorption lente, utile pour limiter le catabolisme musculaire dans les période</text:span> ou on bouffe pas <text:span text:style-name="T12">(nuit)</text:span></text:p>
      <text:p text:style-name="P17"><draw:line text:anchor-type="paragraph" draw:z-index="8" draw:style-name="gr1" draw:text-style-name="P28" svg:x1="0.092cm" svg:y1="0.439cm" svg:x2="17.387cm" svg:y2="0.439cm"><text:p/></draw:line></text:p>
      <text:p text:style-name="P4"><text:span text:style-name="T21">Isolat de Whey</text:span><text:span text:style-name="T15"> </text:span><text:s/></text:p>
      <text:p text:style-name="P19"><text:span text:style-name="T13">La base, protéine de lait, </text:span>Absorption très rapide, nikel pour la récup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ubik" svg:font-family="Rubik, arial, sans-serif"/>
    <style:font-face style:name="inherit" svg:font-family="inherit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57:46.023000000</meta:creation-date>
    <dc:date>2016-10-21T16:03:19.060000000</dc:date>
    <meta:editing-duration>PT58M26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2" meta:paragraph-count="23" meta:word-count="390" meta:character-count="2562" meta:non-whitespace-character-count="2182"/>
  </office:meta>
</office:document-meta>
</file>